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none" draw:fill-color="#ffffff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0.429cm" fo:min-width="0.143cm"/>
    </style:style>
  </office:automatic-styles>
  <office:body>
    <office:drawing>
      <draw:page draw:name="page1" draw:style-name="dp1" draw:master-page-name="Default">
        <draw:g>
          <draw:glue-point draw:id="4" svg:x="0cm" svg:y="2.143cm"/>
          <draw:glue-point draw:id="5" svg:x="0cm" svg:y="-5cm"/>
          <draw:glue-point draw:id="6" svg:x="-5cm" svg:y="-1.429cm"/>
          <draw:glue-point draw:id="7" svg:x="5cm" svg:y="-1.429cm"/>
          <draw:circle draw:style-name="gr1" draw:layer="layout" svg:width="1.429cm" svg:height="1.429cm" svg:x="0cm" svg:y="0cm">
            <text:p/>
          </draw:circle>
          <draw:frame draw:style-name="gr2" draw:layer="layout" svg:width="0.143cm" svg:height="1.025cm" svg:x="0.714cm" svg:y="1.273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cene graph - group</dc:title>
    <meta:creation-date>2011-02-07T16:55:53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